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cm" fo:border="none"/>
    </style:style>
    <style:style style:name="P2" style:family="paragraph" style:parent-style-name="Standard">
      <style:text-properties style:font-name="Calibri Light" fo:font-size="12pt" style:font-name-asian="Calibri Light" style:font-size-asian="12pt" style:font-size-complex="12pt"/>
    </style:style>
    <style:style style:name="P3" style:family="paragraph" style:parent-style-name="Preformatted_20_Text">
      <style:paragraph-properties fo:margin-top="0cm" fo:margin-bottom="0.499cm" fo:padding="0cm" fo:border="none"/>
    </style:style>
    <style:style style:name="P4" style:family="paragraph" style:parent-style-name="Preformatted_20_Text">
      <style:paragraph-properties fo:padding="0cm" fo:border="none"/>
    </style:style>
    <style:style style:name="P5" style:family="paragraph" style:parent-style-name="Preformatted_20_Text">
      <style:paragraph-properties fo:padding="0cm" fo:border="none"/>
      <style:text-properties style:font-name="Calibri Light" fo:font-size="12pt" style:font-name-asian="Calibri Light" style:font-size-asian="12pt" style:font-size-complex="12pt"/>
    </style:style>
    <style:style style:name="P6" style:family="paragraph" style:parent-style-name="Heading_20_2">
      <style:paragraph-properties fo:padding="0cm" fo:border="none"/>
    </style:style>
    <style:style style:name="T1" style:family="text">
      <style:text-properties style:font-name="Calibri Light" style:font-name-asian="Calibri Light"/>
    </style:style>
    <style:style style:name="T2" style:family="text">
      <style:text-properties style:font-name="Calibri Light" fo:font-size="12pt" style:font-name-asian="Calibri Ligh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span text:style-name="Strong_20_Emphasis"><text:span text:style-name="T2">AUFGABE 6: Firewall-Status prüfen (STEP-BY-STEP)</text:span></text:span><text:span text:style-name="T2"> ?￯ﾸﾏ</text:span><text:span text:style-name="Strong_20_Emphasis"><text:span text:style-name="T2">Ziel</text:span></text:span><text:span text:style-name="T2">: Zeigen, ob Windows-Firewall aktiv ist → </text:span><text:span text:style-name="Strong_20_Emphasis"><text:span text:style-name="T2">IT-Support Standard-Check!</text:span></text:span></text:h>
      <text:h text:style-name="Heading_20_2" text:outline-level="2"><text:span text:style-name="Strong_20_Emphasis"><text:span text:style-name="T2">STEP 1: Firewall-Status abfragen</text:span></text:span></text:h>
      <text:p text:style-name="P5">text</text:p>
      <text:p text:style-name="P4"><text:span text:style-name="Source_20_Text"><text:span text:style-name="T2">NEUES cmd öffnen (Win+R → cmd)</text:span></text:span></text:p>
      <text:p text:style-name="P3"><text:span text:style-name="Source_20_Text"><text:span text:style-name="T2">TIPPE GENAU:</text:span></text:span></text:p>
      <text:p text:style-name="P5">text</text:p>
      <text:p text:style-name="P3"><text:span text:style-name="Source_20_Text"><text:span text:style-name="T2">netsh advfirewall show allprofiles</text:span></text:span></text:p>
      <text:p text:style-name="P3"><text:span text:style-name="Strong_20_Emphasis"><text:span text:style-name="T2">Erwartetes Ergebnis (Screenshot 1):</text:span></text:span></text:p>
      <text:p text:style-name="P5">text</text:p>
      <text:p text:style-name="P4"><text:span text:style-name="Source_20_Text"><text:span text:style-name="T2">Profile <text:s text:c="25"/>State</text:span></text:span></text:p>
      <text:p text:style-name="P4"><text:span text:style-name="Source_20_Text"><text:span text:style-name="T2">-----------------------------------</text:span></text:span></text:p>
      <text:p text:style-name="P4"><text:span text:style-name="Source_20_Text"><text:span text:style-name="T2">Domain Profile <text:s text:c="18"/>OK</text:span></text:span></text:p>
      <text:p text:style-name="P4"><text:span text:style-name="Source_20_Text"><text:span text:style-name="T2">Private Profile <text:s text:c="17"/>OK <text:s/></text:span></text:span></text:p>
      <text:p text:style-name="P3"><text:span text:style-name="Source_20_Text"><text:span text:style-name="T2">Public Profile <text:s text:c="18"/>OK</text:span></text:span></text:p>
      <text:p text:style-name="P1"><text:span text:style-name="Strong_20_Emphasis"><text:span text:style-name="T2">✅ ALLE "OK" = Firewall aktiv + schützt!</text:span></text:span></text:p>
      <text:h text:style-name="P6" text:outline-level="2"><text:span text:style-name="Strong_20_Emphasis"><text:span text:style-name="T2">STEP 2: Einfache Änderung testen (OPTIONAL)</text:span></text:span></text:h>
      <text:p text:style-name="P5">text</text:p>
      <text:p text:style-name="P3"><text:span text:style-name="Source_20_Text"><text:span text:style-name="T2">Firewall für 30 Sek. deaktivieren → Screenshot → wieder aktivieren</text:span></text:span></text:p>
      <text:p text:style-name="P5">text</text:p>
      <text:p text:style-name="P3"><text:span text:style-name="Source_20_Text"><text:span text:style-name="T2">netsh advfirewall set allprofiles state off</text:span></text:span></text:p>
      <text:p text:style-name="P5">text</text:p>
      <text:p text:style-name="P3"><text:span text:style-name="Source_20_Text"><text:span text:style-name="T2">netsh advfirewall show allprofiles <text:s/>→ "OFF" Screenshot!</text:span></text:span></text:p>
      <text:p text:style-name="P5">text</text:p>
      <text:p text:style-name="P3"><text:span text:style-name="Source_20_Text"><text:span text:style-name="T2">netsh advfirewall set allprofiles state on <text:s/>→ "OK" wieder!</text:span></text:span></text:p>
      <text:p text:style-name="P3"><text:span text:style-name="Strong_20_Emphasis"><text:span text:style-name="T2">STEP 3: Portfolio-Dokumentation (kopiere):</text:span></text:span></text:p>
      <text:p text:style-name="P5">text</text:p>
      <text:p text:style-name="P4"><text:span text:style-name="Source_20_Text"><text:span text:style-name="T2">? FIREWALL-STATUS - Aufgabe 6 ✅</text:span></text:span></text:p>
      <text:p text:style-name="P4"><text:span text:style-name="Source_20_Text"><text:span text:style-name="T2">────────────────────────────────</text:span></text:span></text:p>
      <text:p text:style-name="P4"><text:span text:style-name="Source_20_Text"><text:span text:style-name="T2">netsh advfirewall show allprofiles</text:span></text:span></text:p>
      <text:p text:style-name="P4"><text:span text:style-name="Source_20_Text"><text:span text:style-name="T2">Domain/Private/Public: OK ✓</text:span></text:span></text:p>
      <text:p text:style-name="P5"/>
      <text:p text:style-name="P4"><text:span text:style-name="Source_20_Text"><text:span text:style-name="T2">? IT-Support Check:</text:span></text:span></text:p>
      <text:p text:style-name="P4"><text:span text:style-name="Source_20_Text"><text:span text:style-name="T2">• "Internet funktioniert nicht?" → Firewall prüfen!</text:span></text:span></text:p>
      <text:p text:style-name="P4"><text:span text:style-name="Source_20_Text"><text:span text:style-name="T2">• "App kann nicht verbinden?" → Firewall-Regel!</text:span></text:span></text:p>
      <text:p text:style-name="P5"/>
      <text:p text:style-name="P3"><text:soft-page-break/><text:span text:style-name="Source_20_Text"><text:span text:style-name="T2">?￢ﾀﾍ? Stefan | Windows 10 | 30.12.2025</text:span></text:span></text:p>
      <text:h text:style-name="P6" text:outline-level="2"><text:span text:style-name="Strong_20_Emphasis"><text:span text:style-name="T2">JETZT:</text:span></text:span></text:h>
      <text:p text:style-name="P5">text</text:p>
      <text:p text:style-name="P4"><text:span text:style-name="Source_20_Text"><text:span text:style-name="T2">1. cmd öffnen</text:span></text:span></text:p>
      <text:p text:style-name="P4"><text:span text:style-name="Source_20_Text"><text:span text:style-name="T2">2. `netsh advfirewall show allprofiles` tippen</text:span></text:span></text:p>
      <text:p text:style-name="P3"><text:span text:style-name="Source_20_Text"><text:span text:style-name="T2">3. Screenshot machen → HIER posten!</text:span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 Light" svg:font-family="'Calibri Light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5-12-30T21:32:09.33</meta:creation-date>
    <meta:document-statistic meta:table-count="0" meta:image-count="0" meta:object-count="0" meta:page-count="2" meta:paragraph-count="39" meta:word-count="167" meta:character-count="1209"/>
    <dc:date>2025-12-30T21:33:21.91</dc:date>
    <meta:editing-duration>PT1M13S</meta:editing-duration>
    <meta:editing-cycles>1</meta:editing-cycles>
    <meta:generator>OpenOffice/4.1.15$Win32 OpenOffice.org_project/4115m2$Build-9813</meta:generator>
  </office:meta>
</office:document-meta>
</file>